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2.152cm"/>
    </style:style>
    <style:style style:name="co3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00ff"/>
    </style:style>
    <style:style style:name="T4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5" style:family="text">
      <style:text-properties fo:font-size="10pt" style:font-name-asian="Courier New" style:font-name-complex="Courier New" style:font-size-asian="10pt" style:font-size-complex="10pt"/>
    </style:style>
    <style:style style:name="T6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7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8" style:family="text">
      <style:text-properties style:font-weight-complex="bold" style:font-weight-asian="bold"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4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4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4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4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4">
          <table:table-cell/>
          <table:table-cell office:value-type="string" calcext:value-type="string">
            <text:p>CARD target = <text:span text:style-name="T1">getSourceCARD</text:span>()</text:p>
          </table:table-cell>
        </table:table-row>
        <table:table-row table:style-name="ro4">
          <table:table-cell/>
          <table:table-cell office:value-type="string" calcext:value-type="string">
            <text:p>CARD target = <text:span text:style-name="T1">getTargetCARD</text:span>(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4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4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4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4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4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4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4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4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4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4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4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2">bool ret = </text:span><text:span text:style-name="T1">hasSharedFlags</text:span>(ZTCG_TYPE (<text:span text:style-name="T3">flag</text:span>), ZTCG_TYPE (<text:span text:style-name="T3">flag</text:span>)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hasSharedFlagsCARD</text:span>(CARD card, ZTCG_FLAGTYPE, ZTCG_TYPE (<text:span text:style-name="T3">flag</text:span>))</text:p>
          </table:table-cell>
        </table:table-row>
        <table:table-row table:style-name="ro4">
          <table:table-cell/>
          <table:table-cell office:value-type="string" calcext:value-type="string">
            <text:p>ZTCG_TYPE val = <text:span text:style-name="T1">decodeZtcgFlag</text:span>(ZTCG_TYPE (<text:span text:style-name="T3">flag</text:span>)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updateGameValue</text:span>(int pos, int new_value (<text:span text:style-name="T3">ZTCG_ID</text:span>)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_under = <text:span text:style-name="T1">putCardUnder</text:span>(CARD card,LIST card_under) //take first card of the list only</text:p>
          </table:table-cell>
        </table:table-row>
        <table:table-row table:style-name="ro4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4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4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4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4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4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4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4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4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<text:span text:style-name="T4">insertTimedAura</text:span><text:span text:style-name="T5">(PLAYER, int cardid, int turns)</text:span></text:p>
          </table:table-cell>
        </table:table-row>
        <table:table-row table:style-name="ro4">
          <table:table-cell/>
          <table:table-cell table:style-name="ce3" office:value-type="string" calcext:value-type="string">
            <text:p><text:span text:style-name="T6">int count = </text:span><text:span text:style-name="T7">countTimedAura</text:span><text:span text:style-name="T5">(PLAYER, int cardid)</text:span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sendPlayerAway</text:span>(PLAYER, CARD src, ZTCG_PLAYERTYPE, 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4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summon</text:span>(PLAYER, ZTCG_SUMMONMODE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equip</text:span>(PLAYER, ZTCG_EQUIPMODE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action</text:span>(PLAYER,CARD use_this_card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locate</text:span>(PLAYER, ZTCG_LOCATE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levelUp</text:span>(PLAYER)</text:p>
          </table:table-cell>
        </table:table-row>
        <table:table-row table:style-name="ro4">
          <table:table-cell/>
          <table:table-cell office:value-type="string" calcext:value-type="string">
            <text:p>bool res = <text:span text:style-name="T1">applyCharacterAction</text:span>(PLAYER,CARD card, ZTCG_CALL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4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4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coutMob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eekNext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used, CARD alvo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4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4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4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4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LevelDrop</text:span>(CARD card,int newLD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int LD = </text:span><text:span text:style-name="T1">getCardLevelDrop</text:span>(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4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2">int duration = </text:span><text:span text:style-name="T8">getEffectDuration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int r, int g, int b, int a = </text:span><text:span text:style-name="T8">getEffectTint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int x, int y = </text:span><text:span text:style-name="T8">getEffectPosition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int dx, int dy = </text:span><text:span text:style-name="T8">getEffectMovement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int rx, int ry = </text:span><text:span text:style-name="T8">getEffectRandomMove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int rsx, int rsy = </text:span><text:span text:style-name="T8">getEffectRandomStep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x,y = </text:span><text:span text:style-name="T8">getEffectScale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int cx, int cy = </text:span><text:span text:style-name="T8">getEffectRotationCenter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angle = </text:span><text:span text:style-name="T8">getEffectRotationAngle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ZTCG_DRAWFLAG flags = </text:span><text:span text:style-name="T8">getEffectFlags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ZTCG_DRAWBLEND op, ZTCG_BLENDMODE src, ZTCG_BLENDMODE dest = </text:span><text:span text:style-name="T8">getEffectBlendingFlags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ZTCG_DRAWMODE = </text:span><text:span text:style-name="T8">getEffectDrawType</text:span>()</text:p>
          </table:table-cell>
        </table:table-row>
        <table:table-row table:style-name="ro2" table:number-rows-repeated="60">
          <table:table-cell table:number-columns-repeated="2"/>
        </table:table-row>
        <table:table-row table:style-name="ro4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5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1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2:10:07.5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59:18.521000000</meta:creation-date>
    <meta:editing-duration>PT4H1M38S</meta:editing-duration>
    <meta:editing-cycles>7</meta:editing-cycles>
    <meta:generator>LibreOffice/4.3.7.2$Windows_x86 LibreOffice_project/8a35821d8636a03b8bf4e15b48f59794652c68ba</meta:generator>
    <dc:date>2017-03-12T14:06:50.817000000</dc:date>
    <meta:document-statistic meta:table-count="3" meta:cell-count="192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